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style:font-face style:name="Lohit Hindi1" svg:font-family="'Lohit Hindi'" style:font-family-generic="system" style:font-pitch="variable"/>
  </office:font-face-decls>
  <office:automatic-styles>
    <style:style style:name="P1" style:family="paragraph" style:parent-style-name="Standard">
      <style:text-properties officeooo:rsid="0008b6de" officeooo:paragraph-rsid="0008b6de"/>
    </style:style>
    <style:style style:name="P2" style:family="paragraph" style:parent-style-name="Standard">
      <style:text-properties fo:font-weight="bold" officeooo:rsid="0008b6de" officeooo:paragraph-rsid="0008b6de" style:font-weight-asian="bold" style:font-weight-complex="bold"/>
    </style:style>
    <style:style style:name="P3" style:family="paragraph" style:parent-style-name="Standard">
      <style:text-properties fo:font-weight="bold" officeooo:rsid="000c60ce" officeooo:paragraph-rsid="000ddc4f" style:font-weight-asian="bold" style:font-weight-complex="bold"/>
    </style:style>
    <style:style style:name="P4" style:family="paragraph" style:parent-style-name="Standard">
      <style:text-properties officeooo:paragraph-rsid="0008b6de"/>
    </style:style>
    <style:style style:name="P5" style:family="paragraph" style:parent-style-name="Standard">
      <style:text-properties officeooo:rsid="0008c142" officeooo:paragraph-rsid="0008c142"/>
    </style:style>
    <style:style style:name="P6" style:family="paragraph" style:parent-style-name="Standard">
      <style:text-properties officeooo:rsid="000ab730" officeooo:paragraph-rsid="000ab730"/>
    </style:style>
    <style:style style:name="P7" style:family="paragraph" style:parent-style-name="Standard">
      <style:text-properties fo:font-style="italic" officeooo:rsid="000ab730" officeooo:paragraph-rsid="000ab730" style:font-style-asian="italic" style:font-style-complex="italic"/>
    </style:style>
    <style:style style:name="P8" style:family="paragraph" style:parent-style-name="Standard">
      <style:text-properties fo:font-style="italic" officeooo:rsid="000ab730" officeooo:paragraph-rsid="00103678" style:font-style-asian="italic" style:font-style-complex="italic"/>
    </style:style>
    <style:style style:name="P9" style:family="paragraph" style:parent-style-name="Standard">
      <style:text-properties fo:font-style="italic" fo:font-weight="bold" officeooo:rsid="000ab730" officeooo:paragraph-rsid="00103678" style:font-style-asian="italic" style:font-weight-asian="bold" style:font-style-complex="italic" style:font-weight-complex="bold"/>
    </style:style>
    <style:style style:name="P10" style:family="paragraph" style:parent-style-name="Standard">
      <style:text-properties fo:font-style="normal" officeooo:rsid="000ab730" officeooo:paragraph-rsid="000ab730" style:font-style-asian="normal" style:font-style-complex="normal"/>
    </style:style>
    <style:style style:name="P11" style:family="paragraph" style:parent-style-name="Standard">
      <style:text-properties fo:font-style="normal" officeooo:rsid="000ab730" officeooo:paragraph-rsid="00165e63" style:font-style-asian="normal" style:font-style-complex="normal"/>
    </style:style>
    <style:style style:name="P12" style:family="paragraph" style:parent-style-name="Standard">
      <style:text-properties fo:font-style="normal" officeooo:rsid="000c60ce" officeooo:paragraph-rsid="000ddc4f" style:font-style-asian="normal" style:font-style-complex="normal"/>
    </style:style>
    <style:style style:name="P13" style:family="paragraph" style:parent-style-name="Standard">
      <style:text-properties fo:font-style="normal" officeooo:rsid="000ddc4f" officeooo:paragraph-rsid="000ddc4f" style:font-style-asian="normal" style:font-style-complex="normal"/>
    </style:style>
    <style:style style:name="P14" style:family="paragraph" style:parent-style-name="Standard">
      <style:text-properties fo:font-style="normal" officeooo:rsid="000ddc4f" officeooo:paragraph-rsid="0019bbf2" style:font-style-asian="normal" style:font-style-complex="normal"/>
    </style:style>
    <style:style style:name="P15" style:family="paragraph" style:parent-style-name="Standard">
      <style:text-properties fo:font-style="normal" officeooo:rsid="00114c01" officeooo:paragraph-rsid="00114c01" style:font-style-asian="normal" style:font-style-complex="normal"/>
    </style:style>
    <style:style style:name="P16" style:family="paragraph" style:parent-style-name="Standard">
      <style:text-properties fo:font-style="normal" officeooo:rsid="00165e63" officeooo:paragraph-rsid="00165e63" style:font-style-asian="normal" style:font-style-complex="normal"/>
    </style:style>
    <style:style style:name="P17" style:family="paragraph" style:parent-style-name="Standard">
      <style:text-properties fo:font-style="normal" fo:font-weight="bold" officeooo:rsid="00114c01" officeooo:paragraph-rsid="00114c01" style:font-style-asian="normal" style:font-weight-asian="bold" style:font-style-complex="normal" style:font-weight-complex="bold"/>
    </style:style>
    <style:style style:name="P18" style:family="paragraph" style:parent-style-name="Standard">
      <style:text-properties fo:font-style="normal" fo:font-weight="bold" officeooo:rsid="00165e63" officeooo:paragraph-rsid="00165e63" style:font-style-asian="normal" style:font-weight-asian="bold" style:font-style-complex="normal" style:font-weight-complex="bold"/>
    </style:style>
    <style:style style:name="P19" style:family="paragraph" style:parent-style-name="Standard">
      <style:text-properties fo:font-weight="normal" officeooo:rsid="00114c01" officeooo:paragraph-rsid="00114c01" style:font-weight-asian="normal" style:font-weight-complex="normal"/>
    </style:style>
    <style:style style:name="P20" style:family="paragraph" style:parent-style-name="Standard">
      <style:paragraph-properties fo:text-align="center" style:justify-single-word="false"/>
      <style:text-properties fo:font-size="14pt" fo:font-weight="bold" officeooo:rsid="0008b6de" officeooo:paragraph-rsid="000ddc4f" style:font-size-asian="14pt" style:font-weight-asian="bold" style:font-size-complex="14pt" style:font-weight-complex="bold"/>
    </style:style>
    <style:style style:name="T1" style:family="text">
      <style:text-properties officeooo:rsid="0008b6de"/>
    </style:style>
    <style:style style:name="T2" style:family="text">
      <style:text-properties officeooo:rsid="0008c142"/>
    </style:style>
    <style:style style:name="T3" style:family="text">
      <style:text-properties fo:font-style="italic" style:font-style-asian="italic" style:font-style-complex="italic"/>
    </style:style>
    <style:style style:name="T4" style:family="text">
      <style:text-properties fo:font-style="italic" officeooo:rsid="000ddc4f" style:font-style-asian="italic" style:font-style-complex="italic"/>
    </style:style>
    <style:style style:name="T5" style:family="text">
      <style:text-properties fo:font-style="italic" officeooo:rsid="0008b6de" style:font-style-asian="italic" style:font-style-complex="italic"/>
    </style:style>
    <style:style style:name="T6" style:family="text">
      <style:text-properties fo:font-style="italic" officeooo:rsid="00158ff8" style:font-style-asian="italic" style:font-style-complex="italic"/>
    </style:style>
    <style:style style:name="T7" style:family="text">
      <style:text-properties fo:font-style="italic" officeooo:rsid="00165e63" style:font-style-asian="italic" style:font-style-complex="italic"/>
    </style:style>
    <style:style style:name="T8" style:family="text">
      <style:text-properties fo:font-style="italic" officeooo:rsid="0019bbf2"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103678" style:font-style-asian="normal" style:font-style-complex="normal"/>
    </style:style>
    <style:style style:name="T11" style:family="text">
      <style:text-properties fo:font-style="normal" officeooo:rsid="00165e63" style:font-style-asian="normal" style:font-style-complex="normal"/>
    </style:style>
    <style:style style:name="T12" style:family="text">
      <style:text-properties fo:font-size="12pt" officeooo:rsid="0008b6de" style:font-size-asian="12pt" style:font-size-complex="12pt"/>
    </style:style>
    <style:style style:name="T13" style:family="text">
      <style:text-properties fo:font-size="12pt" fo:font-style="italic" officeooo:rsid="0008b6de" style:font-size-asian="12pt" style:font-style-asian="italic" style:font-size-complex="12pt" style:font-style-complex="italic"/>
    </style:style>
    <style:style style:name="T14" style:family="text">
      <style:text-properties officeooo:rsid="000ddc4f"/>
    </style:style>
    <style:style style:name="T15" style:family="text">
      <style:text-properties officeooo:rsid="00103678"/>
    </style:style>
    <style:style style:name="T16" style:family="text">
      <style:text-properties officeooo:rsid="00114c01"/>
    </style:style>
    <style:style style:name="T17" style:family="text">
      <style:text-properties officeooo:rsid="001235f5"/>
    </style:style>
    <style:style style:name="T18" style:family="text">
      <style:text-properties officeooo:rsid="0013ac53"/>
    </style:style>
    <style:style style:name="T19" style:family="text">
      <style:text-properties officeooo:rsid="00158ff8"/>
    </style:style>
    <style:style style:name="T20" style:family="text">
      <style:text-properties officeooo:rsid="00165e63"/>
    </style:style>
    <style:style style:name="T21" style:family="text">
      <style:text-properties officeooo:rsid="001a87c5"/>
    </style:style>
    <style:style style:name="T22" style:family="text">
      <style:text-properties officeooo:rsid="001b71e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P20"><text:span text:style-name="T14">TCP (Transmission Control Protocol)/IP - </text:span>Wireshark</text:p>
      <text:p text:style-name="P2"/>
      <text:p text:style-name="P2">- <text:span text:style-name="T16">Fenster <text:s/>oben</text:span></text:p>
      <text:p text:style-name="P2"/>
      <text:p text:style-name="P19"><text:span text:style-name="T3">Delta time: </text:span>ist die Zeit die zwischen Paketen vergangen ist. <text:span text:style-name="T17">Sie kann kann man unter “Preferences”, “Columns” einstellen. Dazu eine Column mit + adden, als Title m”Delta” und als Type “Delta time displayed” eingeben. Per Drag’n’Drop lassen sich die Columns auch anpas</text:span><text:span text:style-name="T18">se</text:span><text:span text:style-name="T17">n.</text:span></text:p>
      <text:p text:style-name="P19"/>
      <text:p text:style-name="P19"/>
      <text:p text:style-name="P2"/>
      <text:p text:style-name="P3">- Fenster links unten (besserer Namen????) - <text:span text:style-name="T12">SYN,-SYN-ACK Handshake</text:span></text:p>
      <text:p text:style-name="P12"><text:span text:style-name="T12"/></text:p>
      <text:p text:style-name="P12"><text:span text:style-name="T12">Immer wenn in diesem Fenster etwas in eckigen Klammern [] angezeigt wird, dann ist es nicht vom </text:span><text:span text:style-name="T13">TCP</text:span><text:span text:style-name="T12"> Protokoll / vom Paket selbst sondern von WS zwecks besserer Information <text:s/>hinzugefügt.</text:span></text:p>
      <text:p text:style-name="P12"><text:span text:style-name="T12"/></text:p>
      <text:p text:style-name="P4"><text:span text:style-name="T1">Das Fenster links unten zeigt die verschiedenen Layer, zb.: Ethernet II, Internet Protocol 4, Transmission Control Protovol (</text:span><text:span text:style-name="T5">TCP</text:span><text:span text:style-name="T1">)</text:span></text:p>
      <text:p text:style-name="P1">Source Port === Client Port, Destination Port === Server <text:span text:style-name="T2">f.e. 80</text:span></text:p>
      <text:p text:style-name="P5"><text:span text:style-name="T3"/></text:p>
      <text:p text:style-name="P5"><text:span text:style-name="T3">Stream Index:</text:span> “four touple” for this conversation ( 2 IP`s and 2 Port numbers) =&gt; That gives a unique <text:span text:style-name="T3">TCP</text:span>-Conversation und daraus inkrementiert Wireshark den Stream index</text:p>
      <text:p text:style-name="P7"/>
      <text:p text:style-name="P7"/>
      <text:p text:style-name="P7"/>
      <text:p text:style-name="P9"><text:span text:style-name="T9">Sequence Number, </text:span><text:span text:style-name="T10">Intital Sequence Number (ISN) </text:span><text:span text:style-name="T11">und</text:span><text:span text:style-name="T10"> Relative Sequenve Number</text:span> <text:span text:style-name="T15">(IRN)</text:span></text:p>
      <text:p text:style-name="P8"><text:span text:style-name="T9">Bei einer </text:span>TCP<text:span text:style-name="T9"> Verbindung müssen beide Parteien ihre Sequence Number austauschen bzw. Synchronisieren um die Verbindung zu starten</text:span></text:p>
      <text:p text:style-name="P11">Schickt man eine <text:span text:style-name="T3">TCP</text:span> Anfrage an einen Server schickt man die<text:span text:style-name="T3"> Initial Sequence Number</text:span> (<text:span text:style-name="T3">ISN</text:span>) an einen Server und gibt damit an, dass man startet die Daten in die eigene Richtung von dieser <text:span text:style-name="T20">zufälligen</text:span> Zahl an beginnt zu <text:span text:style-name="T20">hinauf zu </text:span>zählen. Die <text:span text:style-name="T3">ISN</text:span> muss einzeigartig sein und ist üblicherweise eine Zahl innerhalb einer gewissen Bandbreite. Die <text:span text:style-name="T3">Relative Sequen</text:span><text:span text:style-name="T7">c</text:span><text:span text:style-name="T3">e Number </text:span><text:span text:style-name="T4">(RSN) </text:span>ist eine Zahl die von WS – um für Menschen besser lesbar zu sein – “nulled out”, also auf 0 gesetzt wurde und vom Start an mit der ISN mitinkrementiert wird. </text:p>
      <text:p text:style-name="P18">ACK, ACK-Number und Relative ACK Number</text:p>
      <text:p text:style-name="P11"><text:span text:style-name="T20">Der Server schickt dann seine zufällige, eimzigartige </text:span><text:span text:style-name="T7">ACK-Number (ACK-N) </text:span><text:span text:style-name="T20">an den Client. Auf Wireshark wird auch ier eine “nulled-out” zahl zur besseren lesbarkeit angebtoen, nämlich die </text:span><text:span text:style-name="T7">Relative Ack Number (RACK).</text:span></text:p>
      <text:p text:style-name="P11"><text:span text:style-name="T7"/></text:p>
      <text:p text:style-name="P18"><text:span text:style-name="T7">D</text:span><text:span text:style-name="T3">ie Rolle der ISN und ACK Nummern im TCP Protokoll</text:span></text:p>
      <text:p text:style-name="P16">Sobald der Server die <text:span text:style-name="T3">ISN</text:span> hat und dem Client die <text:span text:style-name="T3">ACK</text:span> sendet ist mit mit dem Erhalt der <text:span text:style-name="T3">ACK</text:span> beim Client die Synchronisation abgeschlossen, denn beide kennen nun gegenseitig die zufällige &amp; einzigartigen Zahlen (I<text:span text:style-name="T3">SN </text:span>&amp;<text:span text:style-name="T3"> ACK</text:span>) von denen in dieser bestehenden Verbindung die übertragenen Bytes hochgezählt werden. Schickt der Client ein Packet mit 10 Bytes bestätigt der Server nach dem Erhalt der 10 Bytes dies mit hilfe dem zuzählen jener Bytes und vice versa. Wären z.b.: nur 8 Bytes empfangen und vom Server hinzugezählt worden, wüsste der Client dies und würde die fehlenden 2 nachsenden. Somit wird eine verlässliche, transportsichere Verbindung garantiert und dies ist der Zweck von <text:span text:style-name="T3">TCP</text:span>. <text:span text:style-name="T19">Bei </text:span><text:span text:style-name="T21">der Synchronisation des</text:span><text:span text:style-name="T19"> SYN-ACK-</text:span><text:span text:style-name="T21">(SYN)</text:span><text:span text:style-name="T19"> Handshake wird jeweils nur ein Byte gezählt, danach wird der </text:span><text:span text:style-name="T6">ISN,</text:span><text:span text:style-name="T19"> </text:span><text:span text:style-name="T6">RSN, </text:span><text:span text:style-name="T8">ACK &amp; RACK</text:span><text:span text:style-name="T19"> jeweils um die Zahl der übertragenen Bytes erhöht. </text:span><text:span text:style-name="T22">Nach einem erfolgreichen Handshake muss also auf Wireshark RSN sowie RACK auf 1 stehen bzw im TCP Protokoll ISN sowie ACK um die intitale Zahl um 1 erhöht sein.</text:span></text:p>
      <text:p text:style-name="P14"><text:soft-page-break/></text:p>
      <text:p text:style-name="P10"><text:span text:style-name="T7"/></text:p>
      <text:p text:style-name="P13">.. </text:p>
      <text:p text:style-name="P17">SYN-ACK</text:p>
      <text:p text:style-name="P15">From a client view we know now: </text:p>
      <text:p text:style-name="P15">- The sevrer exists</text:p>
      <text:p text:style-name="P15">- <text:s/>We can route to the server</text:p>
      <text:p text:style-name="P15">- The server heard me / received packages</text:p>
      <text:p text:style-name="P15">- He has space / got ressources available on the specific port (f.e. Port 80)</text:p>
      <text:p text:style-name="P15">- The Server added 1 to the <text:span text:style-name="T3">Sequence Number </text:span>we have sent him</text:p>
      <text:p text:style-name="P15">- We can chat / exchange packets now</text:p>
      <text:p text:style-name="P15">- So, so far as we concern the server has synchronised with me </text:p>
      <text:p text:style-name="P15"/>
      <text:p text:style-name="P6"><text:span text:style-name="T9"><text:s/></text:span></text:p>
      <text:p text:style-name="P1"><tex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style:font-face style:name="Lohit Hindi1" svg:font-family="'Lohit Hind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DejaVu Sans"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it" fo:country="IT" style:letter-kerning="true" style:font-name-asian="DejaVu Sans" style:font-size-asian="10.5pt" style:language-asian="zh" style:country-asian="CN" style:font-name-complex="Lohit Hind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font-family-complex="'Lohit Hindi'"/>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EclipseSpark </meta:initial-creator>
    <meta:creation-date>2011-11-28T23:36:19</meta:creation-date>
    <meta:generator>LibreOffice/7.4.1.2$Linux_X86_64 LibreOffice_project/40$Build-2</meta:generator>
    <dc:date>2022-10-29T00:42:50.412060141</dc:date>
    <meta:editing-duration>PT1H53M44S</meta:editing-duration>
    <meta:editing-cycles>17</meta:editing-cycles>
    <meta:document-statistic meta:table-count="0" meta:image-count="0" meta:object-count="0" meta:page-count="2" meta:paragraph-count="27" meta:word-count="554" meta:character-count="3383" meta:non-whitespace-character-count="2843"/>
  </office:meta>
</office:document-meta>
</file>